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3f2a7f" officeooo:paragraph-rsid="003f2a7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2" style:family="paragraph" style:parent-style-name="Standard">
      <style:paragraph-properties fo:line-height="150%"/>
      <style:text-properties style:font-name="Liberation Serif1" fo:font-weight="normal" officeooo:rsid="004b1adf" officeooo:paragraph-rsid="003f2a7f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14" style:family="paragraph" style:parent-style-name="Standard">
      <style:paragraph-properties fo:line-height="150%"/>
      <style:text-properties style:font-name="Liberation Serif1" fo:font-weight="normal" officeooo:paragraph-rsid="003f2a7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3a5ad" officeooo:paragraph-rsid="0034a20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line-height="150%"/>
      <style:text-properties style:font-name="Liberation Serif1" fo:font-weight="normal" officeooo:rsid="0019a0d3" officeooo:paragraph-rsid="003f2a7f" style:font-weight-asian="normal" style:font-weight-complex="normal"/>
    </style:style>
    <style:style style:name="P17" style:family="paragraph" style:parent-style-name="Standard" style:list-style-name="L1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18" style:family="paragraph" style:parent-style-name="Standard" style:list-style-name="L1">
      <style:paragraph-properties fo:line-height="150%"/>
      <style:text-properties style:font-name="Liberation Serif1" fo:font-size="12pt" fo:font-weight="normal" officeooo:rsid="004b87a4" officeooo:paragraph-rsid="003f2a7f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line-height="150%" fo:text-align="start" style:justify-single-word="false"/>
      <style:text-properties style:font-name="Liberation Serif1" fo:font-size="12pt" fo:font-style="normal" fo:font-weight="normal" officeooo:rsid="005873c9" officeooo:paragraph-rsid="003f2a7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409d36"/>
    </style:style>
    <style:style style:name="T2" style:family="text">
      <style:text-properties officeooo:rsid="00308f86"/>
    </style:style>
    <style:style style:name="T3" style:family="text">
      <style:text-properties officeooo:rsid="002dadd9"/>
    </style:style>
    <style:style style:name="T4" style:family="text">
      <style:text-properties officeooo:rsid="003dc1bd"/>
    </style:style>
    <style:style style:name="T5" style:family="text">
      <style:text-properties officeooo:rsid="0019a0d3"/>
    </style:style>
    <style:style style:name="T6" style:family="text">
      <style:text-properties officeooo:rsid="004b87a4"/>
    </style:style>
    <style:style style:name="T7" style:family="text">
      <style:text-properties officeooo:rsid="001f7ad4"/>
    </style:style>
    <style:style style:name="T8" style:family="text">
      <style:text-properties officeooo:rsid="003f2a7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<text:span text:style-name="T8">abajo</text:span> autó<text:span text:style-name="T8">nomo</text:span> <text:span text:style-name="T3">04</text:span></text:p>
      <text:p text:style-name="P4"/>
      <text:p text:style-name="P7">Si no se indica otra cosa, el formato de entrega de las tareas es en documento PDF.</text:p>
      <text:p text:style-name="P3"/>
      <text:p text:style-name="P7">Cada día de retraso en la entrega resta 0,5 puntos de la nota</text:p>
      <text:p text:style-name="P6"/>
      <text:p text:style-name="P6"/>
      <text:p text:style-name="P5">Ta<text:span text:style-name="T8">rea</text:span> <text:span text:style-name="T4">4</text:span>:</text:p>
      <text:p text:style-name="P8"/>
      <text:p text:style-name="P12"><text:span text:style-name="T5">Un </text:span>compresor Bitzer, modelo <text:span text:style-name="T6">4FDC 5</text:span>Y, <text:span text:style-name="T5">trabaja en las siguientes condiciones:</text:span></text:p>
      <text:p text:style-name="P13">Refrigerante R410A</text:p>
      <text:p text:style-name="P14"><draw:frame draw:style-name="fr1" draw:name="Object16" text:anchor-type="as-char" svg:y="-0.377cm" svg:width="1.852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4"><draw:frame draw:style-name="fr1" draw:name="Object40" text:anchor-type="as-char" svg:y="-0.377cm" svg:width="1.64cm" svg:height="0.53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3">SE = 10 K</text:p>
      <text:p text:style-name="P13">SC = 10 K</text:p>
      <text:p text:style-name="P13"/>
      <text:list xml:id="list2620829244078560431" text:style-name="L1">
        <text:list-item>
          <text:p text:style-name="P16">Utiliza el programa de simulación Bitzer software para obtener la potencia frigorífica<draw:frame draw:style-name="fr1" draw:name="Object23" text:anchor-type="as-char" svg:y="-0.386cm" svg:width="0.699cm" svg:height="0.542cm" draw:z-index="2"><draw:object xlink:href="./Object 3" xlink:type="simple" xlink:show="embed" xlink:actuate="onLoad"/><draw:image xlink:href="./ObjectReplacements/Object 3" xlink:type="simple" xlink:show="embed" xlink:actuate="onLoad"/></draw:frame>, el número y dimensiones de los cilindros y las dimensiones de las tomas de aspiración y descarga.</text:p>
        </text:list-item>
        <text:list-item>
          <text:p text:style-name="P17">Calcula el caudal de masa <text:span text:style-name="T5">utilizando los datos del diagrama p h</text:span></text:p>
        </text:list-item>
        <text:list-item>
          <text:p text:style-name="P17">Dibuja el ciclo en el diagrama p h</text:p>
        </text:list-item>
        <text:list-item>
          <text:p text:style-name="P17">Calcula la eficiencia del ciclo</text:p>
        </text:list-item>
        <text:list-item>
          <text:p text:style-name="P18">Calcula el volumen desplazado <text:span text:style-name="T7">(frecuencia de 50 Hz)</text:span> y el rendimiento volumétrico</text:p>
        </text:list-item>
        <text:list-item>
          <text:p text:style-name="P19">Adjunta capturas de pantalla de los programas de simulación Bitzer software</text:p>
        </text:list-item>
      </text:list>
      <text:p text:style-name="P15"/>
      <text:p text:style-name="P9"/>
      <text:p text:style-name="P8">Envia <text:span text:style-name="T2">el trabajo por correo electrónico</text:span> a <text:a xlink:type="simple" xlink:href="mailto:pposada@cifpnauticopesquera.es" text:style-name="Internet_20_link">pposada@cifpnauticopesquera.es</text:a></text:p>
      <text:p text:style-name="P8"/>
      <text:p text:style-name="P11"/>
      <text:p text:style-name="P8">El <text:span text:style-name="T8">plazo de entrega es</text:span> <text:span text:style-name="T8">martes</text:span> <text:span text:style-name="T8">27</text:span>/<text:span text:style-name="T8">01</text:span>/2<text:span text:style-name="T8">6.</text:span>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409d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31T08:11:08.930384467</dc:date>
    <meta:editing-duration>PT17M41S</meta:editing-duration>
    <meta:editing-cycles>51</meta:editing-cycles>
    <meta:document-statistic meta:table-count="0" meta:image-count="0" meta:object-count="3" meta:page-count="1" meta:paragraph-count="19" meta:word-count="158" meta:character-count="908" meta:non-whitespace-character-count="771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C</mi>
        </msub>
        <mo stretchy="false">=</mo>
        <mn>55</mn>
      </mrow>
      <mi mathvariant="italic">ºC</mi>
    </mrow>
    <annotation encoding="StarMath 5.0">υ rsub C = 55 ºC
</annotation>
  </semantics>
</math>
</file>

<file path=Object 2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
</annotation>
  </semantics>
</math>
</file>

<file path=Object 3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